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" table:style-name="ta1">
        <table:shapes>
          <draw:frame draw:z-index="0" draw:style-name="gr1" draw:text-style-name="P1" svg:width="453.51pt" svg:height="235.67pt" svg:x="359.8pt" svg:y="0pt">
            <loext:p draw:notify-on-update-of-ranges="t.A1:t.A1 t.A2:t.A15 t.B1:t.B1 t.B2:t.B15 t.C1:t.C1 t.C2:t.C15 t.D1:t.D1 t.D2:t.D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41.09pt" svg:x="359.83pt" svg:y="237.77pt">
            <loext:p draw:notify-on-update-of-ranges="t.A20:t.A20 t.A21:t.A34 t.B20:t.B20 t.B21:t.B34 t.C20:t.C20 t.C21:t.C34 t.D20:t.D20 t.D21:t.D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35.11pt" svg:x="359.04pt" svg:y="486.96pt">
            <loext:p draw:notify-on-update-of-ranges="t.A39:t.A39 t.A40:t.A53 t.B39:t.B39 t.B40:t.B53 t.C39:t.C39 t.C40:t.C53 t.D39:t.D39 t.D40:t.D5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29.86pt" svg:x="358.24pt" svg:y="728.65pt">
            <loext:p draw:notify-on-update-of-ranges="t.A58:t.A58 t.A59:t.A72 t.B58:t.B58 t.B59:t.B72 t.C58:t.C58 t.C59:t.C72 t.D58:t.D58 t.D59:t.D7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s_adj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102944932726386" calcext:value-type="float">
            <text:p>0.1029449327</text:p>
          </table:table-cell>
          <table:table-cell office:value-type="float" office:value="0.0747924490196839" calcext:value-type="float">
            <text:p>0.074792449</text:p>
          </table:table-cell>
          <table:table-cell office:value-type="float" office:value="1.856929" calcext:value-type="float">
            <text:p>1.856929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62428338283586" calcext:value-type="float">
            <text:p>1.6242833828</text:p>
          </table:table-cell>
          <table:table-cell office:value-type="float" office:value="1.32078332411536" calcext:value-type="float">
            <text:p>1.3207833241</text:p>
          </table:table-cell>
          <table:table-cell office:value-type="float" office:value="2.921628" calcext:value-type="float">
            <text:p>2.921628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03771262432447" calcext:value-type="float">
            <text:p>1.0377126243</text:p>
          </table:table-cell>
          <table:table-cell office:value-type="float" office:value="0.774453196643119" calcext:value-type="float">
            <text:p>0.7744531966</text:p>
          </table:table-cell>
          <table:table-cell office:value-type="float" office:value="3.520493" calcext:value-type="float">
            <text:p>3.520493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753297718951298" calcext:value-type="float">
            <text:p>0.753297719</text:p>
          </table:table-cell>
          <table:table-cell office:value-type="float" office:value="0.59528069941828" calcext:value-type="float">
            <text:p>0.5952806994</text:p>
          </table:table-cell>
          <table:table-cell office:value-type="float" office:value="1.935118" calcext:value-type="float">
            <text:p>1.935118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668843217879481" calcext:value-type="float">
            <text:p>0.0668843218</text:p>
          </table:table-cell>
          <table:table-cell office:value-type="float" office:value="0.0459937888518012" calcext:value-type="float">
            <text:p>0.0459937889</text:p>
          </table:table-cell>
          <table:table-cell office:value-type="float" office:value="2.372753" calcext:value-type="float">
            <text:p>2.372753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498112685270131" calcext:value-type="float">
            <text:p>0.4981126853</text:p>
          </table:table-cell>
          <table:table-cell office:value-type="float" office:value="0.340392057720581" calcext:value-type="float">
            <text:p>0.3403920577</text:p>
          </table:table-cell>
          <table:table-cell office:value-type="float" office:value="2.134617" calcext:value-type="float">
            <text:p>2.134617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512134675000995" calcext:value-type="float">
            <text:p>0.512134675</text:p>
          </table:table-cell>
          <table:table-cell office:value-type="float" office:value="0.313161160842809" calcext:value-type="float">
            <text:p>0.3131611608</text:p>
          </table:table-cell>
          <table:table-cell office:value-type="float" office:value="1.535569" calcext:value-type="float">
            <text:p>1.535569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3.54182025013" calcext:value-type="float">
            <text:p>23.5418202501</text:p>
          </table:table-cell>
          <table:table-cell office:value-type="float" office:value="18.5956962341388" calcext:value-type="float">
            <text:p>18.5956962341</text:p>
          </table:table-cell>
          <table:table-cell office:value-type="float" office:value="6.926633" calcext:value-type="float">
            <text:p>6.926633</text:p>
          </table:table-cell>
          <table:table-cell office:value-type="float" office:value="2.79136962883738" calcext:value-type="float">
            <text:p>2.791369628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50.027634" calcext:value-type="float">
            <text:p>150.027634</text:p>
          </table:table-cell>
          <table:table-cell office:value-type="float" office:value="107.281440282874" calcext:value-type="float">
            <text:p>107.2814402829</text:p>
          </table:table-cell>
          <table:table-cell office:value-type="float" office:value="150.027634" calcext:value-type="float">
            <text:p>150.027634</text:p>
          </table:table-cell>
          <table:table-cell office:value-type="float" office:value="9.48713784226213" calcext:value-type="float">
            <text:p>9.487137842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3.9220108388978" calcext:value-type="float">
            <text:p>33.9220108389</text:p>
          </table:table-cell>
          <table:table-cell office:value-type="float" office:value="14.9497676212841" calcext:value-type="float">
            <text:p>14.9497676213</text:p>
          </table:table-cell>
          <table:table-cell office:value-type="float" office:value="11.39317" calcext:value-type="float">
            <text:p>11.39317</text:p>
          </table:table-cell>
          <table:table-cell office:value-type="float" office:value="3.18638463868369" calcext:value-type="float">
            <text:p>3.186384638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.687549147648" calcext:value-type="float">
            <text:p>13.6875491476</text:p>
          </table:table-cell>
          <table:table-cell office:value-type="float" office:value="8.51205686303108" calcext:value-type="float">
            <text:p>8.512056863</text:p>
          </table:table-cell>
          <table:table-cell office:value-type="float" office:value="12.666619" calcext:value-type="float">
            <text:p>12.666619</text:p>
          </table:table-cell>
          <table:table-cell office:value-type="float" office:value="8.77950896483655" calcext:value-type="float">
            <text:p>8.779508964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7.7613261371154" calcext:value-type="float">
            <text:p>17.7613261371</text:p>
          </table:table-cell>
          <table:table-cell office:value-type="float" office:value="14.0775609201569" calcext:value-type="float">
            <text:p>14.0775609202</text:p>
          </table:table-cell>
          <table:table-cell office:value-type="float" office:value="5.972076" calcext:value-type="float">
            <text:p>5.972076</text:p>
          </table:table-cell>
          <table:table-cell office:value-type="float" office:value="3.18995934082135" calcext:value-type="float">
            <text:p>3.189959340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.8631530422313" calcext:value-type="float">
            <text:p>3.8631530422</text:p>
          </table:table-cell>
          <table:table-cell office:value-type="float" office:value="2.3659644318145" calcext:value-type="float">
            <text:p>2.3659644318</text:p>
          </table:table-cell>
          <table:table-cell office:value-type="float" office:value="4.550417" calcext:value-type="float">
            <text:p>4.550417</text:p>
          </table:table-cell>
          <table:table-cell office:value-type="float" office:value="11.1749218441106" calcext:value-type="float">
            <text:p>11.174921844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.1990057543303" calcext:value-type="float">
            <text:p>18.1990057543</text:p>
          </table:table-cell>
          <table:table-cell office:value-type="float" office:value="11.1955232179941" calcext:value-type="float">
            <text:p>11.195523218</text:p>
          </table:table-cell>
          <table:table-cell office:value-type="float" office:value="5.177465" calcext:value-type="float">
            <text:p>5.177465</text:p>
          </table:table-cell>
          <table:table-cell office:value-type="float" office:value="2.69901140708196" calcext:value-type="float">
            <text:p>2.6990114071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s_adj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122304442314453" calcext:value-type="float">
            <text:p>0.0122304442</text:p>
          </table:table-cell>
          <table:table-cell office:value-type="float" office:value="0.0110667834860754" calcext:value-type="float">
            <text:p>0.0110667835</text:p>
          </table:table-cell>
          <table:table-cell office:value-type="float" office:value="1.856929" calcext:value-type="float">
            <text:p>1.856929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21422626525778" calcext:value-type="float">
            <text:p>0.2142262653</text:p>
          </table:table-cell>
          <table:table-cell office:value-type="float" office:value="0.170851730646488" calcext:value-type="float">
            <text:p>0.1708517306</text:p>
          </table:table-cell>
          <table:table-cell office:value-type="float" office:value="1.947752" calcext:value-type="float">
            <text:p>1.947752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26262462456461" calcext:value-type="float">
            <text:p>1.2626246246</text:p>
          </table:table-cell>
          <table:table-cell office:value-type="float" office:value="0.850714823184317" calcext:value-type="float">
            <text:p>0.8507148232</text:p>
          </table:table-cell>
          <table:table-cell office:value-type="float" office:value="3.520493" calcext:value-type="float">
            <text:p>3.520493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8.155247586026" calcext:value-type="float">
            <text:p>28.155247586</text:p>
          </table:table-cell>
          <table:table-cell office:value-type="float" office:value="22.2696946273655" calcext:value-type="float">
            <text:p>22.2696946274</text:p>
          </table:table-cell>
          <table:table-cell office:value-type="float" office:value="29.994324" calcext:value-type="float">
            <text:p>29.994324</text:p>
          </table:table-cell>
          <table:table-cell office:value-type="float" office:value="9.58743654712813" calcext:value-type="float">
            <text:p>9.587436547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.1256411110386" calcext:value-type="float">
            <text:p>14.125641111</text:p>
          </table:table-cell>
          <table:table-cell office:value-type="float" office:value="10.39519527331" calcext:value-type="float">
            <text:p>10.3951952733</text:p>
          </table:table-cell>
          <table:table-cell office:value-type="float" office:value="24.518448" calcext:value-type="float">
            <text:p>24.518448</text:p>
          </table:table-cell>
          <table:table-cell office:value-type="float" office:value="15.6209550665239" calcext:value-type="float">
            <text:p>15.620955066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3.250069" calcext:value-type="float">
            <text:p>83.250069</text:p>
          </table:table-cell>
          <table:table-cell office:value-type="float" office:value="58.9772621337524" calcext:value-type="float">
            <text:p>58.9772621338</text:p>
          </table:table-cell>
          <table:table-cell office:value-type="float" office:value="83.250069" calcext:value-type="float">
            <text:p>83.250069</text:p>
          </table:table-cell>
          <table:table-cell office:value-type="float" office:value="8.99959104594944" calcext:value-type="float">
            <text:p>8.999591045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5.7790927337625" calcext:value-type="float">
            <text:p>45.7790927338</text:p>
          </table:table-cell>
          <table:table-cell office:value-type="float" office:value="30.0452385144202" calcext:value-type="float">
            <text:p>30.0452385144</text:p>
          </table:table-cell>
          <table:table-cell office:value-type="float" office:value="66.541336" calcext:value-type="float">
            <text:p>66.541336</text:p>
          </table:table-cell>
          <table:table-cell office:value-type="float" office:value="13.0811856655573" calcext:value-type="float">
            <text:p>13.081185665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5.5078018896748" calcext:value-type="float">
            <text:p>25.5078018897</text:p>
          </table:table-cell>
          <table:table-cell office:value-type="float" office:value="21.006183712614" calcext:value-type="float">
            <text:p>21.0061837126</text:p>
          </table:table-cell>
          <table:table-cell office:value-type="float" office:value="18.932798" calcext:value-type="float">
            <text:p>18.932798</text:p>
          </table:table-cell>
          <table:table-cell office:value-type="float" office:value="6.67981663384879" calcext:value-type="float">
            <text:p>6.679816633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.48393247819863" calcext:value-type="float">
            <text:p>8.4839324782</text:p>
          </table:table-cell>
          <table:table-cell office:value-type="float" office:value="6.4732327678726" calcext:value-type="float">
            <text:p>6.4732327679</text:p>
          </table:table-cell>
          <table:table-cell office:value-type="float" office:value="16.938604" calcext:value-type="float">
            <text:p>16.938604</text:p>
          </table:table-cell>
          <table:table-cell office:value-type="float" office:value="17.9681426368036" calcext:value-type="float">
            <text:p>17.968142636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352927962457953" calcext:value-type="float">
            <text:p>0.3529279625</text:p>
          </table:table-cell>
          <table:table-cell office:value-type="float" office:value="0.16387010901539" calcext:value-type="float">
            <text:p>0.163870109</text:p>
          </table:table-cell>
          <table:table-cell office:value-type="float" office:value="0.759545" calcext:value-type="float">
            <text:p>0.759545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707187864390707" calcext:value-type="float">
            <text:p>0.0707187864</text:p>
          </table:table-cell>
          <table:table-cell office:value-type="float" office:value="0.0465351829981167" calcext:value-type="float">
            <text:p>0.046535183</text:p>
          </table:table-cell>
          <table:table-cell office:value-type="float" office:value="0.974355" calcext:value-type="float">
            <text:p>0.974355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671117503478542" calcext:value-type="float">
            <text:p>0.6711175035</text:p>
          </table:table-cell>
          <table:table-cell office:value-type="float" office:value="0.534156239145669" calcext:value-type="float">
            <text:p>0.5341562391</text:p>
          </table:table-cell>
          <table:table-cell office:value-type="float" office:value="1.405194" calcext:value-type="float">
            <text:p>1.405194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301972277955788" calcext:value-type="float">
            <text:p>0.301972278</text:p>
          </table:table-cell>
          <table:table-cell office:value-type="float" office:value="0.170619618699887" calcext:value-type="float">
            <text:p>0.1706196187</text:p>
          </table:table-cell>
          <table:table-cell office:value-type="float" office:value="0.910083" calcext:value-type="float">
            <text:p>0.910083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47723643089909" calcext:value-type="float">
            <text:p>2.4772364309</text:p>
          </table:table-cell>
          <table:table-cell office:value-type="float" office:value="1.29390653602296" calcext:value-type="float">
            <text:p>1.293906536</text:p>
          </table:table-cell>
          <table:table-cell office:value-type="float" office:value="1.725822" calcext:value-type="float">
            <text:p>1.725822</text:p>
          </table:table-cell>
          <table:table-cell office:value-type="float" office:value="6.26976578592681" calcext:value-type="float">
            <text:p>6.2697657859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s_adj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68654348526565" calcext:value-type="float">
            <text:p>6.6865434853</text:p>
          </table:table-cell>
          <table:table-cell office:value-type="float" office:value="4.76795460207346" calcext:value-type="float">
            <text:p>4.7679546021</text:p>
          </table:table-cell>
          <table:table-cell office:value-type="float" office:value="6.499252" calcext:value-type="float">
            <text:p>6.499252</text:p>
          </table:table-cell>
          <table:table-cell office:value-type="float" office:value="3.89287725124047" calcext:value-type="float">
            <text:p>3.892877251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7.769493" calcext:value-type="float">
            <text:p>67.769493</text:p>
          </table:table-cell>
          <table:table-cell office:value-type="float" office:value="54.6336532011376" calcext:value-type="float">
            <text:p>54.6336532011</text:p>
          </table:table-cell>
          <table:table-cell office:value-type="float" office:value="60.380322" calcext:value-type="float">
            <text:p>60.380322</text:p>
          </table:table-cell>
          <table:table-cell office:value-type="float" office:value="3.56837259142783" calcext:value-type="float">
            <text:p>3.568372591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7.1482521516064" calcext:value-type="float">
            <text:p>67.1482521516</text:p>
          </table:table-cell>
          <table:table-cell office:value-type="float" office:value="51.8732416892168" calcext:value-type="float">
            <text:p>51.8732416892</text:p>
          </table:table-cell>
          <table:table-cell office:value-type="float" office:value="67.769493" calcext:value-type="float">
            <text:p>67.769493</text:p>
          </table:table-cell>
          <table:table-cell office:value-type="float" office:value="4.04211374844886" calcext:value-type="float">
            <text:p>4.042113748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7.0758920530886" calcext:value-type="float">
            <text:p>37.0758920531</text:p>
          </table:table-cell>
          <table:table-cell office:value-type="float" office:value="28.8602497217415" calcext:value-type="float">
            <text:p>28.8602497217</text:p>
          </table:table-cell>
          <table:table-cell office:value-type="float" office:value="35.799675" calcext:value-type="float">
            <text:p>35.799675</text:p>
          </table:table-cell>
          <table:table-cell office:value-type="float" office:value="3.8671986525607" calcext:value-type="float">
            <text:p>3.867198652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82689809097812" calcext:value-type="float">
            <text:p>4.826898091</text:p>
          </table:table-cell>
          <table:table-cell office:value-type="float" office:value="3.36441406853965" calcext:value-type="float">
            <text:p>3.3644140685</text:p>
          </table:table-cell>
          <table:table-cell office:value-type="float" office:value="9.491013" calcext:value-type="float">
            <text:p>9.491013</text:p>
          </table:table-cell>
          <table:table-cell office:value-type="float" office:value="7.87505227348158" calcext:value-type="float">
            <text:p>7.875052273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35244397436246" calcext:value-type="float">
            <text:p>2.3524439744</text:p>
          </table:table-cell>
          <table:table-cell office:value-type="float" office:value="1.66663246724272" calcext:value-type="float">
            <text:p>1.6666324672</text:p>
          </table:table-cell>
          <table:table-cell office:value-type="float" office:value="2.846156" calcext:value-type="float">
            <text:p>2.846156</text:p>
          </table:table-cell>
          <table:table-cell office:value-type="float" office:value="4.84560956674521" calcext:value-type="float">
            <text:p>4.845609566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04021416086898" calcext:value-type="float">
            <text:p>1.0402141609</text:p>
          </table:table-cell>
          <table:table-cell office:value-type="float" office:value="0.656151237943447" calcext:value-type="float">
            <text:p>0.6561512379</text:p>
          </table:table-cell>
          <table:table-cell office:value-type="float" office:value="2.047426" calcext:value-type="float">
            <text:p>2.047426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.8932265313506" calcext:value-type="float">
            <text:p>3.8932265314</text:p>
          </table:table-cell>
          <table:table-cell office:value-type="float" office:value="3.10498111445254" calcext:value-type="float">
            <text:p>3.1049811145</text:p>
          </table:table-cell>
          <table:table-cell office:value-type="float" office:value="2.308878" calcext:value-type="float">
            <text:p>2.308878</text:p>
          </table:table-cell>
          <table:table-cell office:value-type="float" office:value="2.37520072998332" calcext:value-type="float">
            <text:p>2.3752007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1.8895102455274" calcext:value-type="float">
            <text:p>21.8895102455</text:p>
          </table:table-cell>
          <table:table-cell office:value-type="float" office:value="15.6032027238693" calcext:value-type="float">
            <text:p>15.6032027239</text:p>
          </table:table-cell>
          <table:table-cell office:value-type="float" office:value="29.037607" calcext:value-type="float">
            <text:p>29.037607</text:p>
          </table:table-cell>
          <table:table-cell office:value-type="float" office:value="5.31292622181758" calcext:value-type="float">
            <text:p>5.31292622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.88024949279518" calcext:value-type="float">
            <text:p>4.8802494928</text:p>
          </table:table-cell>
          <table:table-cell office:value-type="float" office:value="2.15048846536373" calcext:value-type="float">
            <text:p>2.1504884654</text:p>
          </table:table-cell>
          <table:table-cell office:value-type="float" office:value="2.278634" calcext:value-type="float">
            <text:p>2.278634</text:p>
          </table:table-cell>
          <table:table-cell office:value-type="float" office:value="1.8699997784199" calcext:value-type="float">
            <text:p>1.8699997784</text:p>
          </table:table-cell>
        </table:table-row>
        <table:table-row table:style-name="ro1">
          <table:table-cell/>
          <table:table-cell office:value-type="float" office:value="2.09652465714091" calcext:value-type="float">
            <text:p>2.0965246571</text:p>
          </table:table-cell>
          <table:table-cell office:value-type="float" office:value="1.29797873329484" calcext:value-type="float">
            <text:p>1.2979787333</text:p>
          </table:table-cell>
          <table:table-cell office:value-type="float" office:value="2.923066" calcext:value-type="float">
            <text:p>2.923066</text:p>
          </table:table-cell>
          <table:table-cell office:value-type="float" office:value="5.5840288536666" calcext:value-type="float">
            <text:p>5.5840288537</text:p>
          </table:table-cell>
        </table:table-row>
        <table:table-row table:style-name="ro1">
          <table:table-cell/>
          <table:table-cell office:value-type="float" office:value="2.51330720189659" calcext:value-type="float">
            <text:p>2.5133072019</text:p>
          </table:table-cell>
          <table:table-cell office:value-type="float" office:value="1.9894941235567" calcext:value-type="float">
            <text:p>1.9894941236</text:p>
          </table:table-cell>
          <table:table-cell office:value-type="float" office:value="2.107791" calcext:value-type="float">
            <text:p>2.107791</text:p>
          </table:table-cell>
          <table:table-cell office:value-type="float" office:value="3.35885284120516" calcext:value-type="float">
            <text:p>3.3588528412</text:p>
          </table:table-cell>
        </table:table-row>
        <table:table-row table:style-name="ro1">
          <table:table-cell/>
          <table:table-cell office:value-type="float" office:value="0.232826142318977" calcext:value-type="float">
            <text:p>0.2328261423</text:p>
          </table:table-cell>
          <table:table-cell office:value-type="float" office:value="0.126011426416177" calcext:value-type="float">
            <text:p>0.1260114264</text:p>
          </table:table-cell>
          <table:table-cell office:value-type="float" office:value="0.910083" calcext:value-type="float">
            <text:p>0.910083</text:p>
          </table:table-cell>
          <table:table-cell/>
        </table:table-row>
        <table:table-row table:style-name="ro1">
          <table:table-cell/>
          <table:table-cell office:value-type="float" office:value="2.88679104497491" calcext:value-type="float">
            <text:p>2.886791045</text:p>
          </table:table-cell>
          <table:table-cell office:value-type="float" office:value="1.68723182868668" calcext:value-type="float">
            <text:p>1.6872318287</text:p>
          </table:table-cell>
          <table:table-cell office:value-type="float" office:value="1.725822" calcext:value-type="float">
            <text:p>1.725822</text:p>
          </table:table-cell>
          <table:table-cell office:value-type="float" office:value="2.39436115573832" calcext:value-type="float">
            <text:p>2.3943611557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s_adj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.65275662025217" calcext:value-type="float">
            <text:p>8.6527566203</text:p>
          </table:table-cell>
          <table:table-cell office:value-type="float" office:value="6.15484088285742" calcext:value-type="float">
            <text:p>6.1548408829</text:p>
          </table:table-cell>
          <table:table-cell office:value-type="float" office:value="8.356181" calcext:value-type="float">
            <text:p>8.356181</text:p>
          </table:table-cell>
          <table:table-cell office:value-type="float" office:value="16.2547580513387" calcext:value-type="float">
            <text:p>16.254758051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2.2991115373968" calcext:value-type="float">
            <text:p>92.2991115374</text:p>
          </table:table-cell>
          <table:table-cell office:value-type="float" office:value="74.4577716162534" calcext:value-type="float">
            <text:p>74.4577716163</text:p>
          </table:table-cell>
          <table:table-cell office:value-type="float" office:value="65.249702" calcext:value-type="float">
            <text:p>65.249702</text:p>
          </table:table-cell>
          <table:table-cell office:value-type="float" office:value="11.8989371693129" calcext:value-type="float">
            <text:p>11.898937169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3.8651467709125" calcext:value-type="float">
            <text:p>93.8651467709</text:p>
          </table:table-cell>
          <table:table-cell office:value-type="float" office:value="72.2575847987501" calcext:value-type="float">
            <text:p>72.2575847988</text:p>
          </table:table-cell>
          <table:table-cell office:value-type="float" office:value="69.529739" calcext:value-type="float">
            <text:p>69.529739</text:p>
          </table:table-cell>
          <table:table-cell office:value-type="float" office:value="12.4679024275831" calcext:value-type="float">
            <text:p>12.467902427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2.516203392685" calcext:value-type="float">
            <text:p>102.5162033927</text:p>
          </table:table-cell>
          <table:table-cell office:value-type="float" office:value="80.4406704558908" calcext:value-type="float">
            <text:p>80.4406704559</text:p>
          </table:table-cell>
          <table:table-cell office:value-type="float" office:value="67.729118" calcext:value-type="float">
            <text:p>67.729118</text:p>
          </table:table-cell>
          <table:table-cell office:value-type="float" office:value="11.1201351443206" calcext:value-type="float">
            <text:p>11.120135144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2.4726472047539" calcext:value-type="float">
            <text:p>32.4726472048</text:p>
          </table:table-cell>
          <table:table-cell office:value-type="float" office:value="23.6415648755287" calcext:value-type="float">
            <text:p>23.6415648755</text:p>
          </table:table-cell>
          <table:table-cell office:value-type="float" office:value="34.800377" calcext:value-type="float">
            <text:p>34.800377</text:p>
          </table:table-cell>
          <table:table-cell office:value-type="float" office:value="18.0382089703871" calcext:value-type="float">
            <text:p>18.038208970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55.599581674921" calcext:value-type="float">
            <text:p>155.5995816749</text:p>
          </table:table-cell>
          <table:table-cell office:value-type="float" office:value="110.248322345135" calcext:value-type="float">
            <text:p>110.2483223451</text:p>
          </table:table-cell>
          <table:table-cell office:value-type="float" office:value="86.807762" calcext:value-type="float">
            <text:p>86.807762</text:p>
          </table:table-cell>
          <table:table-cell office:value-type="float" office:value="9.39025301007501" calcext:value-type="float">
            <text:p>9.390253010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5.330413807515" calcext:value-type="float">
            <text:p>85.3304138075</text:p>
          </table:table-cell>
          <table:table-cell office:value-type="float" office:value="55.9416170451025" calcext:value-type="float">
            <text:p>55.9416170451</text:p>
          </table:table-cell>
          <table:table-cell office:value-type="float" office:value="69.612473" calcext:value-type="float">
            <text:p>69.612473</text:p>
          </table:table-cell>
          <table:table-cell office:value-type="float" office:value="13.7312593510184" calcext:value-type="float">
            <text:p>13.73125935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0.7423397215841" calcext:value-type="float">
            <text:p>70.7423397216</text:p>
          </table:table-cell>
          <table:table-cell office:value-type="float" office:value="57.4596194799981" calcext:value-type="float">
            <text:p>57.45961948</text:p>
          </table:table-cell>
          <table:table-cell office:value-type="float" office:value="25.859432" calcext:value-type="float">
            <text:p>25.859432</text:p>
          </table:table-cell>
          <table:table-cell office:value-type="float" office:value="6.15271390370196" calcext:value-type="float">
            <text:p>6.152713903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65.756332" calcext:value-type="float">
            <text:p>165.756332</text:p>
          </table:table-cell>
          <table:table-cell office:value-type="float" office:value="119.195771737125" calcext:value-type="float">
            <text:p>119.1957717371</text:p>
          </table:table-cell>
          <table:table-cell office:value-type="float" office:value="165.756332" calcext:value-type="float">
            <text:p>165.756332</text:p>
          </table:table-cell>
          <table:table-cell office:value-type="float" office:value="16.8316681196013" calcext:value-type="float">
            <text:p>16.831668119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4.3067604164106" calcext:value-type="float">
            <text:p>34.3067604164</text:p>
          </table:table-cell>
          <table:table-cell office:value-type="float" office:value="15.0311432312477" calcext:value-type="float">
            <text:p>15.0311432312</text:p>
          </table:table-cell>
          <table:table-cell office:value-type="float" office:value="12.152715" calcext:value-type="float">
            <text:p>12.152715</text:p>
          </table:table-cell>
          <table:table-cell office:value-type="float" office:value="5.96239525823179" calcext:value-type="float">
            <text:p>5.962395258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.0353221048832" calcext:value-type="float">
            <text:p>14.0353221049</text:p>
          </table:table-cell>
          <table:table-cell office:value-type="float" office:value="8.79388614233787" calcext:value-type="float">
            <text:p>8.7938861423</text:p>
          </table:table-cell>
          <table:table-cell office:value-type="float" office:value="13.640975" calcext:value-type="float">
            <text:p>13.640975</text:p>
          </table:table-cell>
          <table:table-cell office:value-type="float" office:value="16.3587527462512" calcext:value-type="float">
            <text:p>16.358752746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8.5030527638777" calcext:value-type="float">
            <text:p>18.5030527639</text:p>
          </table:table-cell>
          <table:table-cell office:value-type="float" office:value="14.7255604678022" calcext:value-type="float">
            <text:p>14.7255604678</text:p>
          </table:table-cell>
          <table:table-cell office:value-type="float" office:value="7.025971" calcext:value-type="float">
            <text:p>7.025971</text:p>
          </table:table-cell>
          <table:table-cell office:value-type="float" office:value="6.39131356317657" calcext:value-type="float">
            <text:p>6.391313563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97146268983442" calcext:value-type="float">
            <text:p>2.9714626898</text:p>
          </table:table-cell>
          <table:table-cell office:value-type="float" office:value="1.80660714488613" calcext:value-type="float">
            <text:p>1.8066071449</text:p>
          </table:table-cell>
          <table:table-cell office:value-type="float" office:value="4.550417" calcext:value-type="float">
            <text:p>4.550417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1.0449406200824" calcext:value-type="float">
            <text:p>11.0449406201</text:p>
          </table:table-cell>
          <table:table-cell office:value-type="float" office:value="6.63260434313684" calcext:value-type="float">
            <text:p>6.6326043431</text:p>
          </table:table-cell>
          <table:table-cell office:value-type="float" office:value="6.040377" calcext:value-type="float">
            <text:p>6.040377</text:p>
          </table:table-cell>
          <table:table-cell office:value-type="float" office:value="9.20508533983542" calcext:value-type="float">
            <text:p>9.2050853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1T22:10:52.743265843</dc:date>
    <meta:editing-duration>PT1H10M26S</meta:editing-duration>
    <meta:editing-cycles>3</meta:editing-cycles>
    <meta:generator>LibreOffice/5.1.6.2$Linux_X86_64 LibreOffice_project/10m0$Build-2</meta:generator>
    <meta:document-statistic meta:table-count="1" meta:cell-count="27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315cm" xlink:href=".." xlink:type="simple" chart:class="chart:line" chart:style-name="ch1">
        <chart:legend chart:legend-position="end" svg:x="13.651cm" svg:y="3.36cm" style:legend-expansion="high" chart:style-name="ch2"/>
        <chart:plot-area chart:style-name="ch3" table:cell-range-address="t.A1:t.D15" chart:data-source-has-labels="both" svg:x="0.32cm" svg:y="0.166cm" svg:width="13.011cm" svg:height="7.983cm">
          <chartooo:coordinate-region svg:x="0.941cm" svg:y="0.365cm" svg:width="11.924cm" svg:height="7.137cm"/>
          <chart:axis chart:dimension="x" chart:name="primary-x" chart:style-name="ch4" chartooo:axis-type="auto">
            <chartooo:date-scale/>
            <chart:categories table:cell-range-address="t.A2:t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.B2:t.B15" chart:label-cell-address="t.B1:t.B1" chart:class="chart:line">
            <chart:data-point chart:repeated="14"/>
          </chart:series>
          <chart:series chart:style-name="ch7" chart:values-cell-range-address="t.C2:t.C15" chart:label-cell-address="t.C1:t.C1" chart:class="chart:line">
            <chart:data-point chart:repeated="14"/>
          </chart:series>
          <chart:series chart:style-name="ch8" chart:values-cell-range-address="t.D2:t.D15" chart:label-cell-address="t.D1:t.D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</text:p>
                <draw:g>
                  <svg:desc>t.B1:t.B1</svg:desc>
                </draw:g>
              </table:table-cell>
              <table:table-cell office:value-type="string">
                <text:p>gs_adj</text:p>
                <draw:g>
                  <svg:desc>t.C1:t.C1</svg:desc>
                </draw:g>
              </table:table-cell>
              <table:table-cell office:value-type="string">
                <text:p>as</text:p>
                <draw:g>
                  <svg:desc>t.D1:t.D1</svg:desc>
                </draw:g>
              </table:table-cell>
            </table:table-row>
          </table:table-header-rows>
          <table:table-rows>
            <table:table-row>
              <table:table-cell office:value-type="float" office:value="410">
                <text:p>410</text:p>
                <draw:g>
                  <svg:desc>t.A2:t.A15</svg:desc>
                </draw:g>
              </table:table-cell>
              <table:table-cell office:value-type="float" office:value="0.102944932726386">
                <text:p>0.102944932726386</text:p>
                <draw:g>
                  <svg:desc>t.B2:t.B15</svg:desc>
                </draw:g>
              </table:table-cell>
              <table:table-cell office:value-type="float" office:value="0.0747924490196839">
                <text:p>0.0747924490196839</text:p>
                <draw:g>
                  <svg:desc>t.C2:t.C15</svg:desc>
                </draw:g>
              </table:table-cell>
              <table:table-cell office:value-type="float" office:value="1.856929">
                <text:p>1.856929</text:p>
                <draw:g>
                  <svg:desc>t.D2:t.D15</svg:desc>
                </draw:g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.62428338283586">
                <text:p>1.62428338283586</text:p>
              </table:table-cell>
              <table:table-cell office:value-type="float" office:value="1.32078332411536">
                <text:p>1.32078332411536</text:p>
              </table:table-cell>
              <table:table-cell office:value-type="float" office:value="2.921628">
                <text:p>2.92162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.03771262432447">
                <text:p>1.03771262432447</text:p>
              </table:table-cell>
              <table:table-cell office:value-type="float" office:value="0.774453196643119">
                <text:p>0.774453196643119</text:p>
              </table:table-cell>
              <table:table-cell office:value-type="float" office:value="3.520493">
                <text:p>3.520493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753297718951298">
                <text:p>0.753297718951298</text:p>
              </table:table-cell>
              <table:table-cell office:value-type="float" office:value="0.59528069941828">
                <text:p>0.59528069941828</text:p>
              </table:table-cell>
              <table:table-cell office:value-type="float" office:value="1.935118">
                <text:p>1.93511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668843217879481">
                <text:p>0.0668843217879481</text:p>
              </table:table-cell>
              <table:table-cell office:value-type="float" office:value="0.0459937888518012">
                <text:p>0.0459937888518012</text:p>
              </table:table-cell>
              <table:table-cell office:value-type="float" office:value="2.372753">
                <text:p>2.372753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498112685270131">
                <text:p>0.498112685270131</text:p>
              </table:table-cell>
              <table:table-cell office:value-type="float" office:value="0.340392057720581">
                <text:p>0.340392057720581</text:p>
              </table:table-cell>
              <table:table-cell office:value-type="float" office:value="2.134617">
                <text:p>2.13461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512134675000995">
                <text:p>0.512134675000995</text:p>
              </table:table-cell>
              <table:table-cell office:value-type="float" office:value="0.313161160842809">
                <text:p>0.313161160842809</text:p>
              </table:table-cell>
              <table:table-cell office:value-type="float" office:value="1.535569">
                <text:p>1.535569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23.54182025013">
                <text:p>23.54182025013</text:p>
              </table:table-cell>
              <table:table-cell office:value-type="float" office:value="18.5956962341388">
                <text:p>18.5956962341388</text:p>
              </table:table-cell>
              <table:table-cell office:value-type="float" office:value="6.926633">
                <text:p>6.926633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50.027634">
                <text:p>150.027634</text:p>
              </table:table-cell>
              <table:table-cell office:value-type="float" office:value="107.281440282874">
                <text:p>107.281440282874</text:p>
              </table:table-cell>
              <table:table-cell office:value-type="float" office:value="150.027634">
                <text:p>150.027634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33.9220108388978">
                <text:p>33.9220108388978</text:p>
              </table:table-cell>
              <table:table-cell office:value-type="float" office:value="14.9497676212841">
                <text:p>14.9497676212841</text:p>
              </table:table-cell>
              <table:table-cell office:value-type="float" office:value="11.39317">
                <text:p>11.3931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3.687549147648">
                <text:p>13.687549147648</text:p>
              </table:table-cell>
              <table:table-cell office:value-type="float" office:value="8.51205686303108">
                <text:p>8.51205686303108</text:p>
              </table:table-cell>
              <table:table-cell office:value-type="float" office:value="12.666619">
                <text:p>12.666619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17.7613261371154">
                <text:p>17.7613261371154</text:p>
              </table:table-cell>
              <table:table-cell office:value-type="float" office:value="14.0775609201569">
                <text:p>14.0775609201569</text:p>
              </table:table-cell>
              <table:table-cell office:value-type="float" office:value="5.972076">
                <text:p>5.972076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3.8631530422313">
                <text:p>3.8631530422313</text:p>
              </table:table-cell>
              <table:table-cell office:value-type="float" office:value="2.3659644318145">
                <text:p>2.3659644318145</text:p>
              </table:table-cell>
              <table:table-cell office:value-type="float" office:value="4.550417">
                <text:p>4.55041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8.1990057543303">
                <text:p>18.1990057543303</text:p>
              </table:table-cell>
              <table:table-cell office:value-type="float" office:value="11.1955232179941">
                <text:p>11.1955232179941</text:p>
              </table:table-cell>
              <table:table-cell office:value-type="float" office:value="5.177465">
                <text:p>5.1774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506cm" xlink:href=".." xlink:type="simple" chart:class="chart:line" chart:style-name="ch1">
        <chart:legend chart:legend-position="end" svg:x="13.651cm" svg:y="3.456cm" style:legend-expansion="high" chart:style-name="ch2"/>
        <chart:plot-area chart:style-name="ch3" table:cell-range-address="t.A20:t.D34" chart:data-source-has-labels="both" svg:x="0.32cm" svg:y="0.17cm" svg:width="13.011cm" svg:height="8.166cm">
          <chartooo:coordinate-region svg:x="0.941cm" svg:y="0.369cm" svg:width="12.11cm" svg:height="7.32cm"/>
          <chart:axis chart:dimension="x" chart:name="primary-x" chart:style-name="ch4" chartooo:axis-type="auto">
            <chartooo:date-scale/>
            <chart:categories table:cell-range-address="t.A21:t.A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.B21:t.B34" chart:label-cell-address="t.B20:t.B20" chart:class="chart:line">
            <chart:data-point chart:repeated="14"/>
          </chart:series>
          <chart:series chart:style-name="ch7" chart:values-cell-range-address="t.C21:t.C34" chart:label-cell-address="t.C20:t.C20" chart:class="chart:line">
            <chart:data-point chart:repeated="14"/>
          </chart:series>
          <chart:series chart:style-name="ch8" chart:values-cell-range-address="t.D21:t.D34" chart:label-cell-address="t.D20:t.D20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</text:p>
                <draw:g>
                  <svg:desc>t.B20:t.B20</svg:desc>
                </draw:g>
              </table:table-cell>
              <table:table-cell office:value-type="string">
                <text:p>gs_adj</text:p>
                <draw:g>
                  <svg:desc>t.C20:t.C20</svg:desc>
                </draw:g>
              </table:table-cell>
              <table:table-cell office:value-type="string">
                <text:p>as</text:p>
                <draw:g>
                  <svg:desc>t.D20:t.D20</svg:desc>
                </draw:g>
              </table:table-cell>
            </table:table-row>
          </table:table-header-rows>
          <table:table-rows>
            <table:table-row>
              <table:table-cell office:value-type="float" office:value="410">
                <text:p>410</text:p>
                <draw:g>
                  <svg:desc>t.A21:t.A34</svg:desc>
                </draw:g>
              </table:table-cell>
              <table:table-cell office:value-type="float" office:value="0.0122304442314453">
                <text:p>0.0122304442314453</text:p>
                <draw:g>
                  <svg:desc>t.B21:t.B34</svg:desc>
                </draw:g>
              </table:table-cell>
              <table:table-cell office:value-type="float" office:value="0.0110667834860754">
                <text:p>0.0110667834860754</text:p>
                <draw:g>
                  <svg:desc>t.C21:t.C34</svg:desc>
                </draw:g>
              </table:table-cell>
              <table:table-cell office:value-type="float" office:value="1.856929">
                <text:p>1.856929</text:p>
                <draw:g>
                  <svg:desc>t.D21:t.D34</svg:desc>
                </draw:g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21422626525778">
                <text:p>0.21422626525778</text:p>
              </table:table-cell>
              <table:table-cell office:value-type="float" office:value="0.170851730646488">
                <text:p>0.170851730646488</text:p>
              </table:table-cell>
              <table:table-cell office:value-type="float" office:value="1.947752">
                <text:p>1.94775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.26262462456461">
                <text:p>1.26262462456461</text:p>
              </table:table-cell>
              <table:table-cell office:value-type="float" office:value="0.850714823184317">
                <text:p>0.850714823184317</text:p>
              </table:table-cell>
              <table:table-cell office:value-type="float" office:value="3.520493">
                <text:p>3.520493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28.155247586026">
                <text:p>28.155247586026</text:p>
              </table:table-cell>
              <table:table-cell office:value-type="float" office:value="22.2696946273655">
                <text:p>22.2696946273655</text:p>
              </table:table-cell>
              <table:table-cell office:value-type="float" office:value="29.994324">
                <text:p>29.99432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4.1256411110386">
                <text:p>14.1256411110386</text:p>
              </table:table-cell>
              <table:table-cell office:value-type="float" office:value="10.39519527331">
                <text:p>10.39519527331</text:p>
              </table:table-cell>
              <table:table-cell office:value-type="float" office:value="24.518448">
                <text:p>24.518448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83.250069">
                <text:p>83.250069</text:p>
              </table:table-cell>
              <table:table-cell office:value-type="float" office:value="58.9772621337524">
                <text:p>58.9772621337524</text:p>
              </table:table-cell>
              <table:table-cell office:value-type="float" office:value="83.250069">
                <text:p>83.25006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45.7790927337625">
                <text:p>45.7790927337625</text:p>
              </table:table-cell>
              <table:table-cell office:value-type="float" office:value="30.0452385144202">
                <text:p>30.0452385144202</text:p>
              </table:table-cell>
              <table:table-cell office:value-type="float" office:value="66.541336">
                <text:p>66.541336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25.5078018896748">
                <text:p>25.5078018896748</text:p>
              </table:table-cell>
              <table:table-cell office:value-type="float" office:value="21.006183712614">
                <text:p>21.006183712614</text:p>
              </table:table-cell>
              <table:table-cell office:value-type="float" office:value="18.932798">
                <text:p>18.93279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8.48393247819863">
                <text:p>8.48393247819863</text:p>
              </table:table-cell>
              <table:table-cell office:value-type="float" office:value="6.4732327678726">
                <text:p>6.4732327678726</text:p>
              </table:table-cell>
              <table:table-cell office:value-type="float" office:value="16.938604">
                <text:p>16.938604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352927962457953">
                <text:p>0.352927962457953</text:p>
              </table:table-cell>
              <table:table-cell office:value-type="float" office:value="0.16387010901539">
                <text:p>0.16387010901539</text:p>
              </table:table-cell>
              <table:table-cell office:value-type="float" office:value="0.759545">
                <text:p>0.75954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707187864390707">
                <text:p>0.0707187864390707</text:p>
              </table:table-cell>
              <table:table-cell office:value-type="float" office:value="0.0465351829981167">
                <text:p>0.0465351829981167</text:p>
              </table:table-cell>
              <table:table-cell office:value-type="float" office:value="0.974355">
                <text:p>0.974355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671117503478542">
                <text:p>0.671117503478542</text:p>
              </table:table-cell>
              <table:table-cell office:value-type="float" office:value="0.534156239145669">
                <text:p>0.534156239145669</text:p>
              </table:table-cell>
              <table:table-cell office:value-type="float" office:value="1.405194">
                <text:p>1.40519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301972277955788">
                <text:p>0.301972277955788</text:p>
              </table:table-cell>
              <table:table-cell office:value-type="float" office:value="0.170619618699887">
                <text:p>0.170619618699887</text:p>
              </table:table-cell>
              <table:table-cell office:value-type="float" office:value="0.910083">
                <text:p>0.91008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.47723643089909">
                <text:p>2.47723643089909</text:p>
              </table:table-cell>
              <table:table-cell office:value-type="float" office:value="1.29390653602296">
                <text:p>1.29390653602296</text:p>
              </table:table-cell>
              <table:table-cell office:value-type="float" office:value="1.725822">
                <text:p>1.7258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295cm" xlink:href=".." xlink:type="simple" chart:class="chart:line" chart:style-name="ch1">
        <chart:legend chart:legend-position="end" svg:x="13.651cm" svg:y="3.35cm" style:legend-expansion="high" chart:style-name="ch2"/>
        <chart:plot-area chart:style-name="ch3" table:cell-range-address="t.A39:t.D53" chart:data-source-has-labels="both" svg:x="0.32cm" svg:y="0.165cm" svg:width="13.011cm" svg:height="7.965cm">
          <chartooo:coordinate-region svg:x="0.941cm" svg:y="0.364cm" svg:width="12.39cm" svg:height="7.119cm"/>
          <chart:axis chart:dimension="x" chart:name="primary-x" chart:style-name="ch4" chartooo:axis-type="auto">
            <chartooo:date-scale/>
            <chart:categories table:cell-range-address="t.A40:t.A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.B40:t.B53" chart:label-cell-address="t.B39:t.B39" chart:class="chart:line">
            <chart:data-point chart:repeated="14"/>
          </chart:series>
          <chart:series chart:style-name="ch7" chart:values-cell-range-address="t.C40:t.C53" chart:label-cell-address="t.C39:t.C39" chart:class="chart:line">
            <chart:data-point chart:repeated="14"/>
          </chart:series>
          <chart:series chart:style-name="ch8" chart:values-cell-range-address="t.D40:t.D53" chart:label-cell-address="t.D39:t.D39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</text:p>
                <draw:g>
                  <svg:desc>t.B39:t.B39</svg:desc>
                </draw:g>
              </table:table-cell>
              <table:table-cell office:value-type="string">
                <text:p>gs_adj</text:p>
                <draw:g>
                  <svg:desc>t.C39:t.C39</svg:desc>
                </draw:g>
              </table:table-cell>
              <table:table-cell office:value-type="string">
                <text:p>as</text:p>
                <draw:g>
                  <svg:desc>t.D39:t.D39</svg:desc>
                </draw:g>
              </table:table-cell>
            </table:table-row>
          </table:table-header-rows>
          <table:table-rows>
            <table:table-row>
              <table:table-cell office:value-type="float" office:value="410">
                <text:p>410</text:p>
                <draw:g>
                  <svg:desc>t.A40:t.A53</svg:desc>
                </draw:g>
              </table:table-cell>
              <table:table-cell office:value-type="float" office:value="6.68654348526565">
                <text:p>6.68654348526565</text:p>
                <draw:g>
                  <svg:desc>t.B40:t.B53</svg:desc>
                </draw:g>
              </table:table-cell>
              <table:table-cell office:value-type="float" office:value="4.76795460207346">
                <text:p>4.76795460207346</text:p>
                <draw:g>
                  <svg:desc>t.C40:t.C53</svg:desc>
                </draw:g>
              </table:table-cell>
              <table:table-cell office:value-type="float" office:value="6.499252">
                <text:p>6.499252</text:p>
                <draw:g>
                  <svg:desc>t.D40:t.D53</svg:desc>
                </draw:g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67.769493">
                <text:p>67.769493</text:p>
              </table:table-cell>
              <table:table-cell office:value-type="float" office:value="54.6336532011376">
                <text:p>54.6336532011376</text:p>
              </table:table-cell>
              <table:table-cell office:value-type="float" office:value="60.380322">
                <text:p>60.38032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7.1482521516064">
                <text:p>67.1482521516064</text:p>
              </table:table-cell>
              <table:table-cell office:value-type="float" office:value="51.8732416892168">
                <text:p>51.8732416892168</text:p>
              </table:table-cell>
              <table:table-cell office:value-type="float" office:value="67.769493">
                <text:p>67.769493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37.0758920530886">
                <text:p>37.0758920530886</text:p>
              </table:table-cell>
              <table:table-cell office:value-type="float" office:value="28.8602497217415">
                <text:p>28.8602497217415</text:p>
              </table:table-cell>
              <table:table-cell office:value-type="float" office:value="35.799675">
                <text:p>35.79967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4.82689809097812">
                <text:p>4.82689809097812</text:p>
              </table:table-cell>
              <table:table-cell office:value-type="float" office:value="3.36441406853965">
                <text:p>3.36441406853965</text:p>
              </table:table-cell>
              <table:table-cell office:value-type="float" office:value="9.491013">
                <text:p>9.491013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2.35244397436246">
                <text:p>2.35244397436246</text:p>
              </table:table-cell>
              <table:table-cell office:value-type="float" office:value="1.66663246724272">
                <text:p>1.66663246724272</text:p>
              </table:table-cell>
              <table:table-cell office:value-type="float" office:value="2.846156">
                <text:p>2.84615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.04021416086898">
                <text:p>1.04021416086898</text:p>
              </table:table-cell>
              <table:table-cell office:value-type="float" office:value="0.656151237943447">
                <text:p>0.656151237943447</text:p>
              </table:table-cell>
              <table:table-cell office:value-type="float" office:value="2.047426">
                <text:p>2.047426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3.8932265313506">
                <text:p>3.8932265313506</text:p>
              </table:table-cell>
              <table:table-cell office:value-type="float" office:value="3.10498111445254">
                <text:p>3.10498111445254</text:p>
              </table:table-cell>
              <table:table-cell office:value-type="float" office:value="2.308878">
                <text:p>2.30887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21.8895102455274">
                <text:p>21.8895102455274</text:p>
              </table:table-cell>
              <table:table-cell office:value-type="float" office:value="15.6032027238693">
                <text:p>15.6032027238693</text:p>
              </table:table-cell>
              <table:table-cell office:value-type="float" office:value="29.037607">
                <text:p>29.037607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4.88024949279518">
                <text:p>4.88024949279518</text:p>
              </table:table-cell>
              <table:table-cell office:value-type="float" office:value="2.15048846536373">
                <text:p>2.15048846536373</text:p>
              </table:table-cell>
              <table:table-cell office:value-type="float" office:value="2.278634">
                <text:p>2.278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9652465714091">
                <text:p>2.09652465714091</text:p>
              </table:table-cell>
              <table:table-cell office:value-type="float" office:value="1.29797873329484">
                <text:p>1.29797873329484</text:p>
              </table:table-cell>
              <table:table-cell office:value-type="float" office:value="2.923066">
                <text:p>2.923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1330720189659">
                <text:p>2.51330720189659</text:p>
              </table:table-cell>
              <table:table-cell office:value-type="float" office:value="1.9894941235567">
                <text:p>1.9894941235567</text:p>
              </table:table-cell>
              <table:table-cell office:value-type="float" office:value="2.107791">
                <text:p>2.107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2826142318977">
                <text:p>0.232826142318977</text:p>
              </table:table-cell>
              <table:table-cell office:value-type="float" office:value="0.126011426416177">
                <text:p>0.126011426416177</text:p>
              </table:table-cell>
              <table:table-cell office:value-type="float" office:value="0.910083">
                <text:p>0.910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8679104497491">
                <text:p>2.88679104497491</text:p>
              </table:table-cell>
              <table:table-cell office:value-type="float" office:value="1.68723182868668">
                <text:p>1.68723182868668</text:p>
              </table:table-cell>
              <table:table-cell office:value-type="float" office:value="1.725822">
                <text:p>1.7258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11cm" xlink:href=".." xlink:type="simple" chart:class="chart:line" chart:style-name="ch1">
        <chart:legend chart:legend-position="end" svg:x="13.651cm" svg:y="3.258cm" style:legend-expansion="high" chart:style-name="ch2"/>
        <chart:plot-area chart:style-name="ch3" table:cell-range-address="t.A58:t.D72" chart:data-source-has-labels="both" svg:x="0.32cm" svg:y="0.162cm" svg:width="13.011cm" svg:height="7.786cm">
          <chartooo:coordinate-region svg:x="0.941cm" svg:y="0.362cm" svg:width="11.924cm" svg:height="6.939cm"/>
          <chart:axis chart:dimension="x" chart:name="primary-x" chart:style-name="ch4" chartooo:axis-type="auto">
            <chartooo:date-scale/>
            <chart:categories table:cell-range-address="t.A59:t.A7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.B59:t.B72" chart:label-cell-address="t.B58:t.B58" chart:class="chart:line">
            <chart:data-point chart:repeated="14"/>
          </chart:series>
          <chart:series chart:style-name="ch7" chart:values-cell-range-address="t.C59:t.C72" chart:label-cell-address="t.C58:t.C58" chart:class="chart:line">
            <chart:data-point chart:repeated="14"/>
          </chart:series>
          <chart:series chart:style-name="ch8" chart:values-cell-range-address="t.D59:t.D72" chart:label-cell-address="t.D58:t.D58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</text:p>
                <draw:g>
                  <svg:desc>t.B58:t.B58</svg:desc>
                </draw:g>
              </table:table-cell>
              <table:table-cell office:value-type="string">
                <text:p>gs_adj</text:p>
                <draw:g>
                  <svg:desc>t.C58:t.C58</svg:desc>
                </draw:g>
              </table:table-cell>
              <table:table-cell office:value-type="string">
                <text:p>as</text:p>
                <draw:g>
                  <svg:desc>t.D58:t.D58</svg:desc>
                </draw:g>
              </table:table-cell>
            </table:table-row>
          </table:table-header-rows>
          <table:table-rows>
            <table:table-row>
              <table:table-cell office:value-type="float" office:value="410">
                <text:p>410</text:p>
                <draw:g>
                  <svg:desc>t.A59:t.A72</svg:desc>
                </draw:g>
              </table:table-cell>
              <table:table-cell office:value-type="float" office:value="8.65275662025217">
                <text:p>8.65275662025217</text:p>
                <draw:g>
                  <svg:desc>t.B59:t.B72</svg:desc>
                </draw:g>
              </table:table-cell>
              <table:table-cell office:value-type="float" office:value="6.15484088285742">
                <text:p>6.15484088285742</text:p>
                <draw:g>
                  <svg:desc>t.C59:t.C72</svg:desc>
                </draw:g>
              </table:table-cell>
              <table:table-cell office:value-type="float" office:value="8.356181">
                <text:p>8.356181</text:p>
                <draw:g>
                  <svg:desc>t.D59:t.D72</svg:desc>
                </draw:g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92.2991115373968">
                <text:p>92.2991115373968</text:p>
              </table:table-cell>
              <table:table-cell office:value-type="float" office:value="74.4577716162534">
                <text:p>74.4577716162534</text:p>
              </table:table-cell>
              <table:table-cell office:value-type="float" office:value="65.249702">
                <text:p>65.2497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93.8651467709125">
                <text:p>93.8651467709125</text:p>
              </table:table-cell>
              <table:table-cell office:value-type="float" office:value="72.2575847987501">
                <text:p>72.2575847987501</text:p>
              </table:table-cell>
              <table:table-cell office:value-type="float" office:value="69.529739">
                <text:p>69.529739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102.516203392685">
                <text:p>102.516203392685</text:p>
              </table:table-cell>
              <table:table-cell office:value-type="float" office:value="80.4406704558908">
                <text:p>80.4406704558908</text:p>
              </table:table-cell>
              <table:table-cell office:value-type="float" office:value="67.729118">
                <text:p>67.72911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2.4726472047539">
                <text:p>32.4726472047539</text:p>
              </table:table-cell>
              <table:table-cell office:value-type="float" office:value="23.6415648755287">
                <text:p>23.6415648755287</text:p>
              </table:table-cell>
              <table:table-cell office:value-type="float" office:value="34.800377">
                <text:p>34.800377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155.599581674921">
                <text:p>155.599581674921</text:p>
              </table:table-cell>
              <table:table-cell office:value-type="float" office:value="110.248322345135">
                <text:p>110.248322345135</text:p>
              </table:table-cell>
              <table:table-cell office:value-type="float" office:value="86.807762">
                <text:p>86.80776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85.330413807515">
                <text:p>85.330413807515</text:p>
              </table:table-cell>
              <table:table-cell office:value-type="float" office:value="55.9416170451025">
                <text:p>55.9416170451025</text:p>
              </table:table-cell>
              <table:table-cell office:value-type="float" office:value="69.612473">
                <text:p>69.612473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70.7423397215841">
                <text:p>70.7423397215841</text:p>
              </table:table-cell>
              <table:table-cell office:value-type="float" office:value="57.4596194799981">
                <text:p>57.4596194799981</text:p>
              </table:table-cell>
              <table:table-cell office:value-type="float" office:value="25.859432">
                <text:p>25.85943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65.756332">
                <text:p>165.756332</text:p>
              </table:table-cell>
              <table:table-cell office:value-type="float" office:value="119.195771737125">
                <text:p>119.195771737125</text:p>
              </table:table-cell>
              <table:table-cell office:value-type="float" office:value="165.756332">
                <text:p>165.756332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34.3067604164106">
                <text:p>34.3067604164106</text:p>
              </table:table-cell>
              <table:table-cell office:value-type="float" office:value="15.0311432312477">
                <text:p>15.0311432312477</text:p>
              </table:table-cell>
              <table:table-cell office:value-type="float" office:value="12.152715">
                <text:p>12.15271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4.0353221048832">
                <text:p>14.0353221048832</text:p>
              </table:table-cell>
              <table:table-cell office:value-type="float" office:value="8.79388614233787">
                <text:p>8.79388614233787</text:p>
              </table:table-cell>
              <table:table-cell office:value-type="float" office:value="13.640975">
                <text:p>13.640975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18.5030527638777">
                <text:p>18.5030527638777</text:p>
              </table:table-cell>
              <table:table-cell office:value-type="float" office:value="14.7255604678022">
                <text:p>14.7255604678022</text:p>
              </table:table-cell>
              <table:table-cell office:value-type="float" office:value="7.025971">
                <text:p>7.02597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.97146268983442">
                <text:p>2.97146268983442</text:p>
              </table:table-cell>
              <table:table-cell office:value-type="float" office:value="1.80660714488613">
                <text:p>1.80660714488613</text:p>
              </table:table-cell>
              <table:table-cell office:value-type="float" office:value="4.550417">
                <text:p>4.55041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1.0449406200824">
                <text:p>11.0449406200824</text:p>
              </table:table-cell>
              <table:table-cell office:value-type="float" office:value="6.63260434313684">
                <text:p>6.63260434313684</text:p>
              </table:table-cell>
              <table:table-cell office:value-type="float" office:value="6.040377">
                <text:p>6.0403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